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1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>
            <text:p>Tester</text:p>
          </table:table-cell>
          <table:table-cell table:style-name="ce145">
            <text:p>IE7</text:p>
          </table:table-cell>
          <table:table-cell table:style-name="ce145">
            <text:p>FireFox3.5</text:p>
          </table:table-cell>
          <table:table-cell table:style-name="ce145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 table:number-columns-repeated="235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>
            <text:p>ha.khuat</text:p>
          </table:table-cell>
          <table:table-cell table:style-name="ce178" table:number-columns-repeated="245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Free layout 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on → Content Presentation → <text:s/>Manage 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on → Content Presentation → <text:s/>Manage 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>
            <text:p>ha.khuat</text:p>
          </table:table-cell>
          <table:table-cell table:style-name="ce179" table:number-columns-repeated="245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on → Content Presentation → <text:s/>Manage 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>
            <text:p>ha.khuat</text:p>
          </table:table-cell>
          <table:table-cell table:style-name="ce178" table:number-columns-repeated="245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>
            <text:p>ha.khuat</text:p>
          </table:table-cell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style-name="ce13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17:43</dc:date>
    <meta:print-date>2008-06-17T00:45:47</meta:print-date>
    <meta:editing-cycles>774</meta:editing-cycles>
    <meta:editing-duration>PT302H35M26S</meta:editing-duration>
    <dc:creator>exoplatform </dc:creator>
    <meta:document-statistic meta:table-count="4" meta:cell-count="278" meta:object-count="1"/>
    <meta:user-defined meta:name="Info 1"/>
    <meta:user-defined meta:name="Info 2"/>
    <meta:user-defined meta:name="Info 3"/>
    <meta:user-defined meta:name="Info 4"/>
  </office:meta>
</office:document-meta>
</file>